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color="#00808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Ultrafine_20_Dashed" svg:stroke-color="#ff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color="#008080" draw:fill="none" draw:textarea-horizontal-align="center" draw:textarea-vertical-align="middle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33a3a3"/>
    </style:style>
    <style:style style:name="P3" style:family="paragraph">
      <style:text-properties fo:color="#ff0000"/>
    </style:style>
    <style:style style:name="T1" style:family="text">
      <style:text-properties fo:color="#33a3a3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3.5cm" svg:height="2.5cm" svg:x="9.838cm" svg:y="8.5cm">
          <text:p text:style-name="P1">Connex</text:p>
          <text:p text:style-name="P1">+</text:p>
          <text:p text:style-name="P1">HWUART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2.5cm" svg:height="2cm" svg:x="4.9cm" svg:y="8.737cm">
          <text:p text:style-name="P1">Fonte</text:p>
          <text:p text:style-name="P1">CC</text:p>
          <draw:enhanced-geometry svg:viewBox="0 0 21600 21600" draw:type="rectangle" draw:enhanced-path="M 0 0 L 21600 0 21600 21600 0 21600 0 0 Z N"/>
        </draw:custom-shape>
        <draw:g draw:id="id2">
          <draw:line draw:style-name="gr2" draw:text-style-name="P1" draw:layer="layout" svg:x1="8.06cm" svg:y1="7cm" svg:x2="8.282cm" svg:y2="6.5cm">
            <text:p/>
          </draw:line>
          <draw:line draw:style-name="gr2" draw:text-style-name="P1" draw:layer="layout" svg:x1="8.504cm" svg:y1="7cm" svg:x2="8.282cm" svg:y2="6.5cm">
            <text:p/>
          </draw:line>
          <draw:line draw:style-name="gr2" draw:text-style-name="P1" draw:layer="layout" svg:x1="8.727cm" svg:y1="6.5cm" svg:x2="8.505cm" svg:y2="7cm">
            <text:p/>
          </draw:line>
          <draw:line draw:style-name="gr2" draw:text-style-name="P1" draw:layer="layout" svg:x1="8.727cm" svg:y1="6.5cm" svg:x2="8.949cm" svg:y2="7cm">
            <text:p/>
          </draw:line>
          <draw:line draw:style-name="gr2" draw:text-style-name="P1" draw:layer="layout" svg:x1="8.949cm" svg:y1="7cm" svg:x2="9.171cm" svg:y2="6.5cm">
            <text:p/>
          </draw:line>
          <draw:line draw:style-name="gr2" draw:text-style-name="P1" draw:layer="layout" svg:x1="9.171cm" svg:y1="6.5cm" svg:x2="9.393cm" svg:y2="7cm">
            <text:p/>
          </draw:line>
          <draw:line draw:style-name="gr2" draw:text-style-name="P1" draw:layer="layout" svg:x1="9.616cm" svg:y1="6.5cm" svg:x2="9.394cm" svg:y2="7cm">
            <text:p/>
          </draw:line>
          <draw:line draw:style-name="gr2" draw:text-style-name="P1" draw:layer="layout" svg:x1="9.616cm" svg:y1="6.5cm" svg:x2="9.838cm" svg:y2="6.75cm">
            <text:p/>
          </draw:line>
          <draw:line draw:style-name="gr2" draw:text-style-name="P1" draw:layer="layout" svg:x1="8.06cm" svg:y1="7cm" svg:x2="7.838cm" svg:y2="6.75cm">
            <text:p/>
          </draw:line>
        </draw:g>
        <draw:connector draw:style-name="gr3" draw:text-style-name="P1" draw:layer="layout" svg:x1="6.15cm" svg:y1="8.737cm" svg:x2="7.838cm" svg:y2="6.75cm" draw:start-shape="id1" draw:start-glue-point="0" draw:end-shape="id2" draw:end-glue-point="3" svg:d="m6150 8737v-1987h1688">
          <text:p/>
        </draw:connector>
        <draw:connector draw:style-name="gr3" draw:text-style-name="P1" draw:layer="layout" svg:x1="9.838cm" svg:y1="6.75cm" svg:x2="11.588cm" svg:y2="8.5cm" draw:start-shape="id2" draw:start-glue-point="1" draw:end-shape="id3" draw:end-glue-point="0" svg:d="m9838 6750h1750v1750">
          <text:p/>
        </draw:connector>
        <draw:connector draw:style-name="gr3" draw:text-style-name="P1" draw:layer="layout" draw:line-skew="1.499cm" svg:x1="6.15cm" svg:y1="10.737cm" svg:x2="11.588cm" svg:y2="11cm" draw:start-shape="id1" draw:start-glue-point="2" draw:end-shape="id3" draw:end-glue-point="2" svg:d="m6150 10737v2263h5438v-2000">
          <text:p/>
        </draw:connector>
        <draw:custom-shape draw:style-name="gr1" draw:text-style-name="P1" draw:layer="layout" svg:width="3cm" svg:height="3.5cm" svg:x="16.6cm" svg:y="8cm">
          <text:p text:style-name="P1">PC</text:p>
          <text:p text:style-name="P1">+</text:p>
          <text:p text:style-name="P1">Kermi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62cm" svg:height="1.5cm" svg:x="13.438cm" svg:y="9cm">
          <text:p text:style-name="P1">RS232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id="id4" draw:layer="layout" svg:width="0.5cm" svg:height="2.5cm" draw:transform="rotate (-0.349065850399987) translate (11.118cm 4.329cm)">
          <text:p/>
          <draw:enhanced-geometry svg:viewBox="0 0 21600 21600" draw:glue-points="10800 0 5400 10800 10800 21600 16200 10800" draw:text-areas="5400 0 16200 10800" draw:mirror-horizontal="false" draw:mirror-vertical="false" draw:type="flowchart-merge" draw:enhanced-path="M 0 0 L 21600 0 10800 21600 0 0 Z N"/>
        </draw:custom-shape>
        <draw:custom-shape draw:style-name="gr6" draw:text-style-name="P1" draw:id="id5" draw:layer="layout" svg:width="0.5cm" svg:height="2.5cm" draw:transform="rotate (1.9198621771934) translate (3.871cm 12.32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7" draw:text-style-name="P1" draw:layer="layout" draw:type="curve" svg:x1="11.353cm" svg:y1="4.414cm" svg:x2="7.207cm" svg:y2="6.752cm" draw:start-shape="id4" draw:start-glue-point="4" svg:d="m11353 4414c0-879-4146-2048-4146 2338">
          <text:p/>
        </draw:connector>
        <draw:frame draw:style-name="gr8" draw:text-style-name="P2" draw:layer="layout" svg:width="3.034cm" svg:height="0.962cm" svg:x="11.666cm" svg:y="3.4cm">
          <draw:text-box>
            <text:p><text:span text:style-name="T1">Canal #1</text:span></text:p>
          </draw:text-box>
        </draw:frame>
        <draw:frame draw:style-name="gr8" draw:text-style-name="P3" draw:layer="layout" svg:width="3.034cm" svg:height="0.962cm" svg:x="1.466cm" svg:y="12.538cm">
          <draw:text-box>
            <text:p><text:span text:style-name="T2">Canal #2</text:span></text:p>
          </draw:text-box>
        </draw:frame>
        <draw:frame draw:style-name="gr9" draw:layer="layout" svg:width="2.407cm" svg:height="0.962cm" svg:x="7.7cm" svg:y="7.1cm">
          <draw:text-box>
            <text:p>1 Ohm</text:p>
          </draw:text-box>
        </draw:frame>
        <draw:connector draw:style-name="gr10" draw:text-style-name="P1" draw:layer="layout" draw:type="curve" svg:x1="3.785cm" svg:y1="12.09cm" svg:x2="6.151cm" svg:y2="7.673cm" draw:start-shape="id5" draw:start-glue-point="4" svg:d="m3785 12090c-879 0-2062-4417 2366-44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stavo Meira</meta:initial-creator>
    <meta:creation-date>2011-10-17T22:40:02</meta:creation-date>
    <dc:date>2011-11-03T21:47:56</dc:date>
    <dc:creator>Gustavo Meira</dc:creator>
    <meta:editing-duration>PT01H06M45S</meta:editing-duration>
    <meta:editing-cycles>9</meta:editing-cycles>
    <meta:generator>OpenOffice.org/3.2$Linux OpenOffice.org_project/320m19$Build-9505</meta:generator>
    <meta:document-statistic meta:object-count="24"/>
  </office:meta>
</office:document-meta>
</file>